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333333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e6e6e6" draw:textarea-horizontal-align="center" draw:textarea-vertical-align="middle"/>
    </style:style>
    <style:style style:name="gr3" style:family="graphic" style:parent-style-name="standard">
      <style:graphic-properties svg:stroke-width="0.051cm" draw:marker-start-width="0.276cm" draw:marker-end="Arrow" draw:marker-end-width="0.483cm" draw:textarea-horizontal-align="center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dash" draw:stroke-dash="Fine_20_Dashed" draw:fill="none" draw:textarea-horizontal-align="center" draw:textarea-vertical-align="middle"/>
    </style:style>
    <style:style style:name="gr6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1" style:family="paragraph">
      <style:paragraph-properties fo:text-align="center"/>
      <style:text-properties fo:color="#ffffff" fo:font-family="'Gill Sans'" style:font-family-generic="swiss" style:font-pitch="variable"/>
    </style:style>
    <style:style style:name="P2" style:family="paragraph">
      <style:text-properties fo:font-family="'Gill Sans'" style:font-style-name="Regular" style:font-family-generic="swiss" style:font-pitch="variable" fo:font-size="18pt" style:font-size-asian="18pt" style:font-size-complex="18pt"/>
    </style:style>
    <style:style style:name="P3" style:family="paragraph">
      <style:paragraph-properties fo:text-align="center"/>
      <style:text-properties fo:font-family="'Gill Sans'" style:font-style-name="Regular" style:font-family-generic="swiss" style:font-pitch="variable" fo:font-size="18pt" style:font-size-asian="18pt" style:font-size-complex="18pt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weight="bold" style:font-weight-asian="bold" style:font-weight-complex="bold"/>
    </style:style>
    <style:style style:name="P6" style:family="paragraph">
      <style:paragraph-properties fo:text-align="center"/>
      <style:text-properties fo:font-family="'Gill Sans'" style:font-family-generic="swiss" style:font-pitch="variable"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fo:color="#ffffff"/>
    </style:style>
    <style:style style:name="T2" style:family="text">
      <style:text-properties fo:font-family="'Gill Sans'" style:font-family-generic="swiss" style:font-pitch="variable" fo:font-style="italic" fo:font-weight="bold" style:font-style-asian="italic" style:font-weight-asian="bold" style:font-style-complex="italic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custom-shape draw:style-name="gr1" draw:text-style-name="P1" draw:layer="layout" svg:width="6.95cm" svg:height="1.905cm" svg:x="9.06cm" svg:y="11.325cm">
          <text:p text:style-name="P1"><text:span text:style-name="T1">Weakly</text:span></text:p>
          <text:p text:style-name="P1"><text:span text:style-name="T1">Referenced?</text:span></text:p>
          <draw:enhanced-geometry svg:viewBox="0 0 21600 21600" draw:glue-points="10800 0 0 10800 10800 21600 21600 10800" draw:text-areas="?f3 ?f3 ?f4 ?f4" draw:mirror-horizontal="false" draw:mirror-vertical="false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1" draw:layer="layout" svg:width="6.95cm" svg:height="1.905cm" svg:x="9.025cm" svg:y="8.22cm">
          <text:p text:style-name="P1"><text:span text:style-name="T1">Softly</text:span></text:p>
          <text:p text:style-name="P1"><text:span text:style-name="T1">Referenced?</text:span></text:p>
          <draw:enhanced-geometry svg:viewBox="0 0 21600 21600" draw:glue-points="10800 0 0 10800 10800 21600 21600 10800" draw:text-areas="?f3 ?f3 ?f4 ?f4" draw:mirror-horizontal="false" draw:mirror-vertical="false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1" draw:layer="layout" svg:width="6.95cm" svg:height="1.905cm" svg:x="9.06cm" svg:y="5.113cm">
          <text:p text:style-name="P1"><text:span text:style-name="T1">Referenced by</text:span></text:p>
          <text:p text:style-name="P1"><text:span text:style-name="T1">Local Variable?</text:span></text:p>
          <draw:enhanced-geometry svg:viewBox="0 0 21600 21600" draw:glue-points="10800 0 0 10800 10800 21600 21600 10800" draw:text-areas="?f3 ?f3 ?f4 ?f4" draw:mirror-horizontal="false" draw:mirror-vertical="false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1" draw:layer="layout" svg:width="6.95cm" svg:height="1.905cm" svg:x="9.06cm" svg:y="2.005cm">
          <text:p text:style-name="P1"><text:span text:style-name="T1">Referenced by</text:span></text:p>
          <text:p text:style-name="P1"><text:span text:style-name="T1">a Field?</text:span></text:p>
          <draw:enhanced-geometry svg:viewBox="0 0 21600 21600" draw:glue-points="10800 0 0 10800 10800 21600 21600 10800" draw:text-areas="?f3 ?f3 ?f4 ?f4" draw:mirror-horizontal="false" draw:mirror-vertical="false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rect draw:style-name="gr2" draw:text-style-name="P3" draw:layer="layout" svg:width="4.445cm" svg:height="1.27cm" svg:x="0.377cm" svg:y="5.55cm">
          <text:p text:style-name="P2">Created</text:p>
        </draw:rect>
        <draw:rect draw:style-name="gr2" draw:text-style-name="P3" draw:id="id1" draw:layer="layout" svg:width="4.445cm" svg:height="1.27cm" svg:x="0.377cm" svg:y="7.055cm">
          <text:p text:style-name="P2">In Use</text:p>
        </draw:rect>
        <draw:connector draw:style-name="gr3" draw:text-style-name="P4" draw:layer="layout" svg:x1="4.822cm" svg:y1="7.69cm" svg:x2="7.755cm" svg:y2="7.667cm" draw:start-shape="id1" draw:start-glue-point="1" draw:end-shape="id2" svg:d="m4822 7690h1467v-23h1466">
          <text:p/>
        </draw:connector>
        <draw:frame draw:style-name="gr4" draw:text-style-name="P6" draw:layer="layout" svg:width="4.045cm" svg:height="2.447cm" svg:x="0.577cm" svg:y="1.905cm">
          <draw:text-box>
            <text:p text:style-name="P5"><text:span text:style-name="T2">Under</text:span></text:p>
            <text:p text:style-name="P5"><text:span text:style-name="T2">Application</text:span></text:p>
            <text:p text:style-name="P5"><text:span text:style-name="T2">Control</text:span></text:p>
          </draw:text-box>
        </draw:frame>
        <draw:g draw:id="id3">
          <draw:g>
            <draw:rect draw:style-name="gr2" draw:text-style-name="P3" draw:layer="layout" svg:width="5.715cm" svg:height="1.27cm" svg:x="22.09cm" svg:y="4.797cm">
              <text:p text:style-name="P2">Finalizable</text:p>
            </draw:rect>
            <draw:rect draw:style-name="gr2" draw:text-style-name="P3" draw:layer="layout" svg:width="5.715cm" svg:height="1.27cm" svg:x="22.09cm" svg:y="6.302cm">
              <text:p text:style-name="P2">Garbage Collectible</text:p>
            </draw:rect>
            <draw:rect draw:style-name="gr2" draw:text-style-name="P3" draw:layer="layout" svg:width="5.715cm" svg:height="1.27cm" svg:x="22.09cm" svg:y="7.807cm">
              <text:p text:style-name="P2">Reclaimed</text:p>
            </draw:rect>
          </draw:g>
          <draw:frame draw:style-name="gr4" draw:text-style-name="P6" draw:layer="layout" svg:width="2.796cm" svg:height="2.447cm" svg:x="23.125cm" svg:y="1.905cm">
            <draw:text-box>
              <text:p text:style-name="P5"><text:span text:style-name="T2">Under</text:span></text:p>
              <text:p text:style-name="P5"><text:span text:style-name="T2">JRE</text:span></text:p>
              <text:p text:style-name="P5"><text:span text:style-name="T2">Control</text:span></text:p>
            </draw:text-box>
          </draw:frame>
        </draw:g>
        <draw:rect draw:style-name="gr5" draw:text-style-name="P4" draw:id="id2" draw:layer="layout" svg:width="9.525cm" svg:height="12.065cm" svg:x="7.755cm" svg:y="1.635cm">
          <text:p/>
        </draw:rect>
        <draw:frame draw:style-name="gr4" draw:text-style-name="P6" draw:layer="layout" svg:width="3.173cm" svg:height="0.983cm" svg:x="10.795cm" svg:y="0.635cm">
          <draw:text-box>
            <text:p text:style-name="P5"><text:span text:style-name="T2">In Limbo</text:span></text:p>
          </draw:text-box>
        </draw:frame>
        <draw:connector draw:style-name="gr3" draw:text-style-name="P4" draw:layer="layout" svg:x1="17.28cm" svg:y1="7.667cm" svg:x2="22.09cm" svg:y2="5.491cm" draw:start-shape="id2" draw:start-glue-point="1" draw:end-shape="id3" draw:end-glue-point="3" svg:d="m17280 7667h2405v-2176h2405">
          <text:p/>
        </draw:connector>
        <presentation:notes draw:style-name="dp2">
          <draw:page-thumbnail draw:style-name="gr6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9-28T13:30:18</meta:creation-date>
    <meta:editing-duration>PT00H11M23S</meta:editing-duration>
    <meta:editing-cycles>4</meta:editing-cycles>
    <dc:date>2009-09-28T14:43:14</dc:date>
    <meta:generator>OpenOffice.org/3.1$Unix OpenOffice.org_project/310m11$Build-9399</meta:generator>
    <meta:document-statistic meta:object-count="40"/>
  </office:meta>
</office:document-meta>
</file>